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9"/>
  </office:automatic-styles>
  <office:body>
    <office:spreadsheet>
      <table:calculation-settings table:automatic-find-labels="false" table:use-regular-expressions="false" table:use-wildcards="true"/>
      <table:table table:name="lidar_radar_stats_6m_1" table:style-name="ta1">
        <table:table-column table:style-name="co1" table:number-columns-repeated="2" table:default-cell-style-name="Default"/>
        <table:table-column table:style-name="co2" table:number-columns-repeated="12" table:default-cell-style-name="ce1"/>
        <table:table-row table:style-name="ro1">
          <table:table-cell/>
          <table:table-cell office:value-type="string" calcext:value-type="string">
            <text:p>scenario</text:p>
          </table:table-cell>
          <table:table-cell table:style-name="Default" office:value-type="string" calcext:value-type="string">
            <text:p>radar_mean</text:p>
          </table:table-cell>
          <table:table-cell table:style-name="Default" office:value-type="string" calcext:value-type="string">
            <text:p>radar_std</text:p>
          </table:table-cell>
          <table:table-cell table:style-name="Default" office:value-type="string" calcext:value-type="string">
            <text:p>radar_nz_mean</text:p>
          </table:table-cell>
          <table:table-cell table:style-name="Default" office:value-type="string" calcext:value-type="string">
            <text:p>radar_nz_std</text:p>
          </table:table-cell>
          <table:table-cell table:style-name="Default" office:value-type="string" calcext:value-type="string">
            <text:p>lidar_mean</text:p>
          </table:table-cell>
          <table:table-cell table:style-name="Default" office:value-type="string" calcext:value-type="string">
            <text:p>lidar_std</text:p>
          </table:table-cell>
          <table:table-cell table:style-name="Default" office:value-type="string" calcext:value-type="string">
            <text:p>lidar_nz_mean</text:p>
          </table:table-cell>
          <table:table-cell table:style-name="Default" office:value-type="string" calcext:value-type="string">
            <text:p>lidar_nz_std</text:p>
          </table:table-cell>
          <table:table-cell table:style-name="Default" office:value-type="string" calcext:value-type="string">
            <text:p>baro_mean</text:p>
          </table:table-cell>
          <table:table-cell table:style-name="Default" office:value-type="string" calcext:value-type="string">
            <text:p>baro_std</text:p>
          </table:table-cell>
          <table:table-cell table:style-name="Default" office:value-type="string" calcext:value-type="string">
            <text:p>gnss_mean</text:p>
          </table:table-cell>
          <table:table-cell table:style-name="Default" office:value-type="string" calcext:value-type="string">
            <text:p>gnss_std</text:p>
          </table:table-cell>
        </table:table-row>
        <table:table-row table:style-name="ro1">
          <table:table-cell office:value-type="string" calcext:value-type="string">
            <text:p>6m_1</text:p>
          </table:table-cell>
          <table:table-cell office:value-type="string" calcext:value-type="string">
            <text:p>grass with reflector</text:p>
          </table:table-cell>
          <table:table-cell office:value-type="float" office:value="5.06538966336748" calcext:value-type="float">
            <text:p>5.065</text:p>
          </table:table-cell>
          <table:table-cell office:value-type="float" office:value="0.506613228631816" calcext:value-type="float">
            <text:p>0.507</text:p>
          </table:table-cell>
          <table:table-cell office:value-type="float" office:value="5.06538966336748" calcext:value-type="float">
            <text:p>5.065</text:p>
          </table:table-cell>
          <table:table-cell office:value-type="float" office:value="0.506613228631816" calcext:value-type="float">
            <text:p>0.507</text:p>
          </table:table-cell>
          <table:table-cell office:value-type="float" office:value="5.50475399009788" calcext:value-type="float">
            <text:p>5.505</text:p>
          </table:table-cell>
          <table:table-cell office:value-type="float" office:value="0.0208261272519539" calcext:value-type="float">
            <text:p>0.021</text:p>
          </table:table-cell>
          <table:table-cell office:value-type="float" office:value="5.06538966336748" calcext:value-type="float">
            <text:p>5.065</text:p>
          </table:table-cell>
          <table:table-cell office:value-type="float" office:value="0.0208261272519539" calcext:value-type="float">
            <text:p>0.021</text:p>
          </table:table-cell>
          <table:table-cell office:value-type="float" office:value="181.298672023911" calcext:value-type="float">
            <text:p>181.299</text:p>
          </table:table-cell>
          <table:table-cell office:value-type="float" office:value="0.233159003573479" calcext:value-type="float">
            <text:p>0.233</text:p>
          </table:table-cell>
          <table:table-cell office:value-type="float" office:value="181.318965517241" calcext:value-type="float">
            <text:p>181.319</text:p>
          </table:table-cell>
          <table:table-cell office:value-type="float" office:value="0.0706055007911742" calcext:value-type="float">
            <text:p>0.071</text:p>
          </table:table-cell>
        </table:table-row>
        <table:table-row table:style-name="ro1">
          <table:table-cell/>
          <table:table-cell office:value-type="string" calcext:value-type="string">
            <text:p>asphalt_reflector</text:p>
          </table:table-cell>
          <table:table-cell office:value-type="float" office:value="9.00359503147399" calcext:value-type="float">
            <text:p>9.004</text:p>
          </table:table-cell>
          <table:table-cell office:value-type="float" office:value="0.697793069924011" calcext:value-type="float">
            <text:p>0.698</text:p>
          </table:table-cell>
          <table:table-cell office:value-type="float" office:value="9.00359503147399" calcext:value-type="float">
            <text:p>9.004</text:p>
          </table:table-cell>
          <table:table-cell office:value-type="float" office:value="0.697793069924011" calcext:value-type="float">
            <text:p>0.698</text:p>
          </table:table-cell>
          <table:table-cell office:value-type="float" office:value="5.74522862634954" calcext:value-type="float">
            <text:p>5.745</text:p>
          </table:table-cell>
          <table:table-cell office:value-type="float" office:value="0.0951025888787657" calcext:value-type="float">
            <text:p>0.095</text:p>
          </table:table-cell>
          <table:table-cell office:value-type="float" office:value="9.00359503147399" calcext:value-type="float">
            <text:p>9.004</text:p>
          </table:table-cell>
          <table:table-cell office:value-type="float" office:value="0.0951025888787657" calcext:value-type="float">
            <text:p>0.095</text:p>
          </table:table-cell>
          <table:table-cell office:value-type="float" office:value="181.171654170329" calcext:value-type="float">
            <text:p>181.172</text:p>
          </table:table-cell>
          <table:table-cell office:value-type="float" office:value="0.256550920297393" calcext:value-type="float">
            <text:p>0.257</text:p>
          </table:table-cell>
          <table:table-cell office:value-type="float" office:value="179.923287671233" calcext:value-type="float">
            <text:p>179.923</text:p>
          </table:table-cell>
          <table:table-cell office:value-type="float" office:value="0.12662158913196" calcext:value-type="float">
            <text:p>0.127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5.77943847225863" calcext:value-type="float">
            <text:p>5.779</text:p>
          </table:table-cell>
          <table:table-cell office:value-type="float" office:value="0.58905670100727" calcext:value-type="float">
            <text:p>0.589</text:p>
          </table:table-cell>
          <table:table-cell office:value-type="float" office:value="5.77943847225863" calcext:value-type="float">
            <text:p>5.779</text:p>
          </table:table-cell>
          <table:table-cell office:value-type="float" office:value="0.58905670100727" calcext:value-type="float">
            <text:p>0.589</text:p>
          </table:table-cell>
          <table:table-cell office:value-type="float" office:value="6.03836585926145" calcext:value-type="float">
            <text:p>6.038</text:p>
          </table:table-cell>
          <table:table-cell office:value-type="float" office:value="0.0647821827513678" calcext:value-type="float">
            <text:p>0.065</text:p>
          </table:table-cell>
          <table:table-cell office:value-type="float" office:value="5.77943847225863" calcext:value-type="float">
            <text:p>5.779</text:p>
          </table:table-cell>
          <table:table-cell office:value-type="float" office:value="0.0647821827513678" calcext:value-type="float">
            <text:p>0.065</text:p>
          </table:table-cell>
          <table:table-cell office:value-type="float" office:value="181.392259638066" calcext:value-type="float">
            <text:p>181.392</text:p>
          </table:table-cell>
          <table:table-cell office:value-type="float" office:value="0.23036169024997" calcext:value-type="float">
            <text:p>0.230</text:p>
          </table:table-cell>
          <table:table-cell office:value-type="float" office:value="181.188059701493" calcext:value-type="float">
            <text:p>181.188</text:p>
          </table:table-cell>
          <table:table-cell office:value-type="float" office:value="0.134411251372161" calcext:value-type="float">
            <text:p>0.134</text:p>
          </table:table-cell>
        </table:table-row>
        <table:table-row table:style-name="ro1">
          <table:table-cell table:number-columns-repeated="2"/>
          <table:table-cell table:style-name="Default" table:number-columns-repeated="12"/>
        </table:table-row>
        <table:table-row table:style-name="ro1">
          <table:table-cell office:value-type="string" calcext:value-type="string">
            <text:p>6m_2</text:p>
          </table:table-cell>
          <table:table-cell office:value-type="string" calcext:value-type="string">
            <text:p>scenario</text:p>
          </table:table-cell>
          <table:table-cell table:style-name="Default" office:value-type="string" calcext:value-type="string">
            <text:p>radar_mean</text:p>
          </table:table-cell>
          <table:table-cell table:style-name="Default" office:value-type="string" calcext:value-type="string">
            <text:p>radar_std</text:p>
          </table:table-cell>
          <table:table-cell table:style-name="Default" office:value-type="string" calcext:value-type="string">
            <text:p>radar_nz_mean</text:p>
          </table:table-cell>
          <table:table-cell table:style-name="Default" office:value-type="string" calcext:value-type="string">
            <text:p>radar_nz_std</text:p>
          </table:table-cell>
          <table:table-cell table:style-name="Default" office:value-type="string" calcext:value-type="string">
            <text:p>lidar_mean</text:p>
          </table:table-cell>
          <table:table-cell table:style-name="Default" office:value-type="string" calcext:value-type="string">
            <text:p>lidar_std</text:p>
          </table:table-cell>
          <table:table-cell table:style-name="Default" office:value-type="string" calcext:value-type="string">
            <text:p>lidar_nz_mean</text:p>
          </table:table-cell>
          <table:table-cell table:style-name="Default" office:value-type="string" calcext:value-type="string">
            <text:p>lidar_nz_std</text:p>
          </table:table-cell>
          <table:table-cell table:style-name="Default" office:value-type="string" calcext:value-type="string">
            <text:p>baro_mean</text:p>
          </table:table-cell>
          <table:table-cell table:style-name="Default" office:value-type="string" calcext:value-type="string">
            <text:p>baro_std</text:p>
          </table:table-cell>
          <table:table-cell table:style-name="Default" office:value-type="string" calcext:value-type="string">
            <text:p>gnss_mean</text:p>
          </table:table-cell>
          <table:table-cell table:style-name="Default" office:value-type="string" calcext:value-type="string">
            <text:p>gnss_std</text:p>
          </table:table-cell>
        </table:table-row>
        <table:table-row table:style-name="ro1">
          <table:table-cell/>
          <table:table-cell office:value-type="string" calcext:value-type="string">
            <text:p>grass with reflector</text:p>
          </table:table-cell>
          <table:table-cell office:value-type="float" office:value="5.07973845084587" calcext:value-type="float">
            <text:p>5.080</text:p>
          </table:table-cell>
          <table:table-cell office:value-type="float" office:value="0.576811576203158" calcext:value-type="float">
            <text:p>0.577</text:p>
          </table:table-cell>
          <table:table-cell office:value-type="float" office:value="5.07973845084587" calcext:value-type="float">
            <text:p>5.080</text:p>
          </table:table-cell>
          <table:table-cell office:value-type="float" office:value="0.576811576203158" calcext:value-type="float">
            <text:p>0.577</text:p>
          </table:table-cell>
          <table:table-cell office:value-type="float" office:value="5.39026387097727" calcext:value-type="float">
            <text:p>5.390</text:p>
          </table:table-cell>
          <table:table-cell office:value-type="float" office:value="0.0904169235323489" calcext:value-type="float">
            <text:p>0.090</text:p>
          </table:table-cell>
          <table:table-cell office:value-type="float" office:value="5.07973845084587" calcext:value-type="float">
            <text:p>5.080</text:p>
          </table:table-cell>
          <table:table-cell office:value-type="float" office:value="0.0904169235323489" calcext:value-type="float">
            <text:p>0.090</text:p>
          </table:table-cell>
          <table:table-cell office:value-type="float" office:value="181.520743817597" calcext:value-type="float">
            <text:p>181.521</text:p>
          </table:table-cell>
          <table:table-cell office:value-type="float" office:value="0.378329149103948" calcext:value-type="float">
            <text:p>0.378</text:p>
          </table:table-cell>
          <table:table-cell office:value-type="float" office:value="177.598305084746" calcext:value-type="float">
            <text:p>177.598</text:p>
          </table:table-cell>
          <table:table-cell office:value-type="float" office:value="0.154581474786037" calcext:value-type="float">
            <text:p>0.155</text:p>
          </table:table-cell>
        </table:table-row>
        <table:table-row table:style-name="ro1">
          <table:table-cell/>
          <table:table-cell office:value-type="string" calcext:value-type="string">
            <text:p>asphalt_reflector</text:p>
          </table:table-cell>
          <table:table-cell office:value-type="float" office:value="8.69317364854301" calcext:value-type="float">
            <text:p>8.693</text:p>
          </table:table-cell>
          <table:table-cell office:value-type="float" office:value="0.736668569300012" calcext:value-type="float">
            <text:p>0.737</text:p>
          </table:table-cell>
          <table:table-cell office:value-type="float" office:value="8.69317364854301" calcext:value-type="float">
            <text:p>8.693</text:p>
          </table:table-cell>
          <table:table-cell office:value-type="float" office:value="0.736668569300012" calcext:value-type="float">
            <text:p>0.737</text:p>
          </table:table-cell>
          <table:table-cell office:value-type="float" office:value="5.61986518450493" calcext:value-type="float">
            <text:p>5.620</text:p>
          </table:table-cell>
          <table:table-cell office:value-type="float" office:value="0.10002642355989" calcext:value-type="float">
            <text:p>0.100</text:p>
          </table:table-cell>
          <table:table-cell office:value-type="float" office:value="8.69317364854301" calcext:value-type="float">
            <text:p>8.693</text:p>
          </table:table-cell>
          <table:table-cell office:value-type="float" office:value="0.10002642355989" calcext:value-type="float">
            <text:p>0.100</text:p>
          </table:table-cell>
          <table:table-cell office:value-type="float" office:value="181.518363188144" calcext:value-type="float">
            <text:p>181.518</text:p>
          </table:table-cell>
          <table:table-cell office:value-type="float" office:value="0.241110549164152" calcext:value-type="float">
            <text:p>0.241</text:p>
          </table:table-cell>
          <table:table-cell office:value-type="float" office:value="178.334782608696" calcext:value-type="float">
            <text:p>178.335</text:p>
          </table:table-cell>
          <table:table-cell office:value-type="float" office:value="0.0990184976958713" calcext:value-type="float">
            <text:p>0.099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5.60931485202643" calcext:value-type="float">
            <text:p>5.609</text:p>
          </table:table-cell>
          <table:table-cell office:value-type="float" office:value="0.536818994648464" calcext:value-type="float">
            <text:p>0.537</text:p>
          </table:table-cell>
          <table:table-cell office:value-type="float" office:value="5.60931485202643" calcext:value-type="float">
            <text:p>5.609</text:p>
          </table:table-cell>
          <table:table-cell office:value-type="float" office:value="0.536818994648464" calcext:value-type="float">
            <text:p>0.537</text:p>
          </table:table-cell>
          <table:table-cell office:value-type="float" office:value="5.69243490064171" calcext:value-type="float">
            <text:p>5.692</text:p>
          </table:table-cell>
          <table:table-cell office:value-type="float" office:value="0.021428608841106" calcext:value-type="float">
            <text:p>0.021</text:p>
          </table:table-cell>
          <table:table-cell office:value-type="float" office:value="5.60931485202643" calcext:value-type="float">
            <text:p>5.609</text:p>
          </table:table-cell>
          <table:table-cell office:value-type="float" office:value="0.021428608841106" calcext:value-type="float">
            <text:p>0.021</text:p>
          </table:table-cell>
          <table:table-cell office:value-type="float" office:value="181.664454521372" calcext:value-type="float">
            <text:p>181.664</text:p>
          </table:table-cell>
          <table:table-cell office:value-type="float" office:value="0.215497465724703" calcext:value-type="float">
            <text:p>0.215</text:p>
          </table:table-cell>
          <table:table-cell office:value-type="float" office:value="182.743835616438" calcext:value-type="float">
            <text:p>182.744</text:p>
          </table:table-cell>
          <table:table-cell office:value-type="float" office:value="0.541936229724154" calcext:value-type="float">
            <text:p>0.54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50m_1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radar_mean</text:p>
          </table:table-cell>
          <table:table-cell office:value-type="string" calcext:value-type="string">
            <text:p>radar_std</text:p>
          </table:table-cell>
          <table:table-cell office:value-type="string" calcext:value-type="string">
            <text:p>radar_nz_mean</text:p>
          </table:table-cell>
          <table:table-cell office:value-type="string" calcext:value-type="string">
            <text:p>radar_nz_std</text:p>
          </table:table-cell>
          <table:table-cell office:value-type="string" calcext:value-type="string">
            <text:p>lidar_mean</text:p>
          </table:table-cell>
          <table:table-cell office:value-type="string" calcext:value-type="string">
            <text:p>lidar_std</text:p>
          </table:table-cell>
          <table:table-cell office:value-type="string" calcext:value-type="string">
            <text:p>lidar_nz_mean</text:p>
          </table:table-cell>
          <table:table-cell office:value-type="string" calcext:value-type="string">
            <text:p>lidar_nz_std</text:p>
          </table:table-cell>
          <table:table-cell office:value-type="string" calcext:value-type="string">
            <text:p>baro_mean</text:p>
          </table:table-cell>
          <table:table-cell office:value-type="string" calcext:value-type="string">
            <text:p>baro_std</text:p>
          </table:table-cell>
          <table:table-cell office:value-type="string" calcext:value-type="string">
            <text:p>gnss_mean</text:p>
          </table:table-cell>
          <table:table-cell office:value-type="string" calcext:value-type="string">
            <text:p>gnss_std</text:p>
          </table:table-cell>
        </table:table-row>
        <table:table-row table:style-name="ro1">
          <table:table-cell/>
          <table:table-cell office:value-type="string" calcext:value-type="string">
            <text:p>grass with reflector</text:p>
          </table:table-cell>
          <table:table-cell office:value-type="float" office:value="22.3648455999072" calcext:value-type="float">
            <text:p>22.365</text:p>
          </table:table-cell>
          <table:table-cell office:value-type="float" office:value="25.0270538958839" calcext:value-type="float">
            <text:p>25.027</text:p>
          </table:table-cell>
          <table:table-cell office:value-type="float" office:value="50.3695218293563" calcext:value-type="float">
            <text:p>50.370</text:p>
          </table:table-cell>
          <table:table-cell office:value-type="float" office:value="0.273308091138877" calcext:value-type="float">
            <text:p>0.273</text:p>
          </table:table-cell>
          <table:table-cell office:value-type="float" office:value="49.0772524156919" calcext:value-type="float">
            <text:p>49.077</text:p>
          </table:table-cell>
          <table:table-cell office:value-type="float" office:value="0.449255512155422" calcext:value-type="float">
            <text:p>0.449</text:p>
          </table:table-cell>
          <table:table-cell office:value-type="float" office:value="50.3695218293563" calcext:value-type="float">
            <text:p>50.370</text:p>
          </table:table-cell>
          <table:table-cell office:value-type="float" office:value="0.449255512155422" calcext:value-type="float">
            <text:p>0.449</text:p>
          </table:table-cell>
          <table:table-cell office:value-type="float" office:value="235.68772383741" calcext:value-type="float">
            <text:p>235.688</text:p>
          </table:table-cell>
          <table:table-cell office:value-type="float" office:value="0.216300289720517" calcext:value-type="float">
            <text:p>0.216</text:p>
          </table:table-cell>
          <table:table-cell office:value-type="float" office:value="225.286274509804" calcext:value-type="float">
            <text:p>225.286</text:p>
          </table:table-cell>
          <table:table-cell office:value-type="float" office:value="0.0657374690754513" calcext:value-type="float">
            <text:p>0.066</text:p>
          </table:table-cell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31.5506971119193" calcext:value-type="float">
            <text:p>31.551</text:p>
          </table:table-cell>
          <table:table-cell office:value-type="float" office:value="16.3066282296329" calcext:value-type="float">
            <text:p>16.307</text:p>
          </table:table-cell>
          <table:table-cell office:value-type="float" office:value="39.467477199043" calcext:value-type="float">
            <text:p>39.467</text:p>
          </table:table-cell>
          <table:table-cell office:value-type="float" office:value="4.49139383137732" calcext:value-type="float">
            <text:p>4.491</text:p>
          </table:table-cell>
          <table:table-cell office:value-type="float" office:value="44.0532477083031" calcext:value-type="float">
            <text:p>44.053</text:p>
          </table:table-cell>
          <table:table-cell office:value-type="float" office:value="0.627878885452428" calcext:value-type="float">
            <text:p>0.628</text:p>
          </table:table-cell>
          <table:table-cell office:value-type="float" office:value="39.467477199043" calcext:value-type="float">
            <text:p>39.467</text:p>
          </table:table-cell>
          <table:table-cell office:value-type="float" office:value="0.627878885452428" calcext:value-type="float">
            <text:p>0.628</text:p>
          </table:table-cell>
          <table:table-cell office:value-type="float" office:value="235.41427714618" calcext:value-type="float">
            <text:p>235.414</text:p>
          </table:table-cell>
          <table:table-cell office:value-type="float" office:value="0.202508459495527" calcext:value-type="float">
            <text:p>0.203</text:p>
          </table:table-cell>
          <table:table-cell office:value-type="float" office:value="224.826865671642" calcext:value-type="float">
            <text:p>224.827</text:p>
          </table:table-cell>
          <table:table-cell office:value-type="float" office:value="0.171544424038138" calcext:value-type="float">
            <text:p>0.172</text:p>
          </table:table-cell>
        </table:table-row>
        <table:table-row table:style-name="ro1">
          <table:table-cell/>
          <table:table-cell office:value-type="string" calcext:value-type="string">
            <text:p>lake</text:p>
          </table:table-cell>
          <table:table-cell office:value-type="float" office:value="45.5286150684819" calcext:value-type="float">
            <text:p>45.529</text:p>
          </table:table-cell>
          <table:table-cell office:value-type="float" office:value="30.9209863589471" calcext:value-type="float">
            <text:p>30.921</text:p>
          </table:table-cell>
          <table:table-cell office:value-type="float" office:value="62.0649516735437" calcext:value-type="float">
            <text:p>62.065</text:p>
          </table:table-cell>
          <table:table-cell office:value-type="float" office:value="16.6446954854648" calcext:value-type="float">
            <text:p>16.645</text:p>
          </table:table-cell>
          <table:table-cell office:value-type="float" office:value="49.6490534721054" calcext:value-type="float">
            <text:p>49.649</text:p>
          </table:table-cell>
          <table:table-cell office:value-type="float" office:value="4.1305270246962" calcext:value-type="float">
            <text:p>4.131</text:p>
          </table:table-cell>
          <table:table-cell office:value-type="float" office:value="62.0649516735437" calcext:value-type="float">
            <text:p>62.065</text:p>
          </table:table-cell>
          <table:table-cell office:value-type="float" office:value="4.1305270246962" calcext:value-type="float">
            <text:p>4.131</text:p>
          </table:table-cell>
          <table:table-cell office:value-type="float" office:value="235.4130296389" calcext:value-type="float">
            <text:p>235.413</text:p>
          </table:table-cell>
          <table:table-cell office:value-type="float" office:value="0.213902077848164" calcext:value-type="float">
            <text:p>0.214</text:p>
          </table:table-cell>
          <table:table-cell office:value-type="float" office:value="225.026315789474" calcext:value-type="float">
            <text:p>225.026</text:p>
          </table:table-cell>
          <table:table-cell office:value-type="float" office:value="0.0982769373625392" calcext:value-type="float">
            <text:p>0.098</text:p>
          </table:table-cell>
        </table:table-row>
        <table:table-row table:style-name="ro1">
          <table:table-cell/>
          <table:table-cell office:value-type="string" calcext:value-type="string">
            <text:p>asphalt with reflector</text:p>
          </table:table-cell>
          <table:table-cell office:value-type="float" office:value="47.8344010689276" calcext:value-type="float">
            <text:p>47.834</text:p>
          </table:table-cell>
          <table:table-cell office:value-type="float" office:value="9.7153932133642" calcext:value-type="float">
            <text:p>9.715</text:p>
          </table:table-cell>
          <table:table-cell office:value-type="float" office:value="49.8051067309433" calcext:value-type="float">
            <text:p>49.805</text:p>
          </table:table-cell>
          <table:table-cell office:value-type="float" office:value="0.355442402837333" calcext:value-type="float">
            <text:p>0.355</text:p>
          </table:table-cell>
          <table:table-cell office:value-type="float" office:value="46.2670075403042" calcext:value-type="float">
            <text:p>46.267</text:p>
          </table:table-cell>
          <table:table-cell office:value-type="float" office:value="2.90160027423832" calcext:value-type="float">
            <text:p>2.902</text:p>
          </table:table-cell>
          <table:table-cell office:value-type="float" office:value="49.8051067309433" calcext:value-type="float">
            <text:p>49.805</text:p>
          </table:table-cell>
          <table:table-cell office:value-type="float" office:value="2.90160027423832" calcext:value-type="float">
            <text:p>2.902</text:p>
          </table:table-cell>
          <table:table-cell office:value-type="float" office:value="235.419419107493" calcext:value-type="float">
            <text:p>235.419</text:p>
          </table:table-cell>
          <table:table-cell office:value-type="float" office:value="0.255753855653537" calcext:value-type="float">
            <text:p>0.256</text:p>
          </table:table-cell>
          <table:table-cell office:value-type="float" office:value="225.145454545455" calcext:value-type="float">
            <text:p>225.145</text:p>
          </table:table-cell>
          <table:table-cell office:value-type="float" office:value="0.0804943404406429" calcext:value-type="float">
            <text:p>0.080</text:p>
          </table:table-cell>
        </table:table-row>
        <table:table-row table:style-name="ro1">
          <table:table-cell/>
          <table:table-cell office:value-type="string" calcext:value-type="string">
            <text:p>asphalt</text:p>
          </table:table-cell>
          <table:table-cell office:value-type="float" office:value="50.1460901203722" calcext:value-type="float">
            <text:p>50.146</text:p>
          </table:table-cell>
          <table:table-cell office:value-type="float" office:value="4.13701659329428" calcext:value-type="float">
            <text:p>4.137</text:p>
          </table:table-cell>
          <table:table-cell office:value-type="float" office:value="50.4792867324677" calcext:value-type="float">
            <text:p>50.479</text:p>
          </table:table-cell>
          <table:table-cell office:value-type="float" office:value="0.639608693290535" calcext:value-type="float">
            <text:p>0.640</text:p>
          </table:table-cell>
          <table:table-cell office:value-type="float" office:value="48.9537159353834" calcext:value-type="float">
            <text:p>48.954</text:p>
          </table:table-cell>
          <table:table-cell office:value-type="float" office:value="1.22904824204972" calcext:value-type="float">
            <text:p>1.229</text:p>
          </table:table-cell>
          <table:table-cell office:value-type="float" office:value="50.4792867324677" calcext:value-type="float">
            <text:p>50.479</text:p>
          </table:table-cell>
          <table:table-cell office:value-type="float" office:value="1.22904824204972" calcext:value-type="float">
            <text:p>1.229</text:p>
          </table:table-cell>
          <table:table-cell office:value-type="float" office:value="235.559704686727" calcext:value-type="float">
            <text:p>235.560</text:p>
          </table:table-cell>
          <table:table-cell office:value-type="float" office:value="0.21519210849089" calcext:value-type="float">
            <text:p>0.215</text:p>
          </table:table-cell>
          <table:table-cell office:value-type="float" office:value="224.646666666667" calcext:value-type="float">
            <text:p>224.647</text:p>
          </table:table-cell>
          <table:table-cell office:value-type="float" office:value="0.0590668171555517" calcext:value-type="float">
            <text:p>0.059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18.0727899238546" calcext:value-type="float">
            <text:p>18.073</text:p>
          </table:table-cell>
          <table:table-cell office:value-type="float" office:value="24.1094543251038" calcext:value-type="float">
            <text:p>24.109</text:p>
          </table:table-cell>
          <table:table-cell office:value-type="float" office:value="50.2317249354194" calcext:value-type="float">
            <text:p>50.232</text:p>
          </table:table-cell>
          <table:table-cell office:value-type="float" office:value="0.422127310457513" calcext:value-type="float">
            <text:p>0.422</text:p>
          </table:table-cell>
          <table:table-cell office:value-type="float" office:value="48.814077000823" calcext:value-type="float">
            <text:p>48.814</text:p>
          </table:table-cell>
          <table:table-cell office:value-type="float" office:value="0.446574713817354" calcext:value-type="float">
            <text:p>0.447</text:p>
          </table:table-cell>
          <table:table-cell office:value-type="float" office:value="50.2317249354194" calcext:value-type="float">
            <text:p>50.232</text:p>
          </table:table-cell>
          <table:table-cell office:value-type="float" office:value="0.446574713817354" calcext:value-type="float">
            <text:p>0.447</text:p>
          </table:table-cell>
          <table:table-cell office:value-type="float" office:value="235.209057767942" calcext:value-type="float">
            <text:p>235.209</text:p>
          </table:table-cell>
          <table:table-cell office:value-type="float" office:value="0.43073025787842" calcext:value-type="float">
            <text:p>0.431</text:p>
          </table:table-cell>
          <table:table-cell office:value-type="float" office:value="223.848648648649" calcext:value-type="float">
            <text:p>223.849</text:p>
          </table:table-cell>
          <table:table-cell office:value-type="float" office:value="0.146345798601964" calcext:value-type="float">
            <text:p>0.14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50m_2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radar_mean</text:p>
          </table:table-cell>
          <table:table-cell office:value-type="string" calcext:value-type="string">
            <text:p>radar_std</text:p>
          </table:table-cell>
          <table:table-cell office:value-type="string" calcext:value-type="string">
            <text:p>radar_nz_mean</text:p>
          </table:table-cell>
          <table:table-cell office:value-type="string" calcext:value-type="string">
            <text:p>radar_nz_std</text:p>
          </table:table-cell>
          <table:table-cell office:value-type="string" calcext:value-type="string">
            <text:p>lidar_mean</text:p>
          </table:table-cell>
          <table:table-cell office:value-type="string" calcext:value-type="string">
            <text:p>lidar_std</text:p>
          </table:table-cell>
          <table:table-cell office:value-type="string" calcext:value-type="string">
            <text:p>lidar_nz_mean</text:p>
          </table:table-cell>
          <table:table-cell office:value-type="string" calcext:value-type="string">
            <text:p>lidar_nz_std</text:p>
          </table:table-cell>
          <table:table-cell office:value-type="string" calcext:value-type="string">
            <text:p>baro_mean</text:p>
          </table:table-cell>
          <table:table-cell office:value-type="string" calcext:value-type="string">
            <text:p>baro_std</text:p>
          </table:table-cell>
          <table:table-cell office:value-type="string" calcext:value-type="string">
            <text:p>gnss_mean</text:p>
          </table:table-cell>
          <table:table-cell office:value-type="string" calcext:value-type="string">
            <text:p>gnss_std</text:p>
          </table:table-cell>
        </table:table-row>
        <table:table-row table:style-name="ro1">
          <table:table-cell/>
          <table:table-cell office:value-type="string" calcext:value-type="string">
            <text:p>grass with reflector</text:p>
          </table:table-cell>
          <table:table-cell office:value-type="float" office:value="20.1160875369029" calcext:value-type="float">
            <text:p>20.116</text:p>
          </table:table-cell>
          <table:table-cell office:value-type="float" office:value="24.736757651746" calcext:value-type="float">
            <text:p>24.737</text:p>
          </table:table-cell>
          <table:table-cell office:value-type="float" office:value="50.5316118927002" calcext:value-type="float">
            <text:p>50.532</text:p>
          </table:table-cell>
          <table:table-cell office:value-type="float" office:value="0.406646889048084" calcext:value-type="float">
            <text:p>0.407</text:p>
          </table:table-cell>
          <table:table-cell office:value-type="float" office:value="50.0470650795946" calcext:value-type="float">
            <text:p>50.047</text:p>
          </table:table-cell>
          <table:table-cell office:value-type="float" office:value="0.510816228702196" calcext:value-type="float">
            <text:p>0.511</text:p>
          </table:table-cell>
          <table:table-cell office:value-type="float" office:value="50.5316118927002" calcext:value-type="float">
            <text:p>50.532</text:p>
          </table:table-cell>
          <table:table-cell office:value-type="float" office:value="0.510816228702196" calcext:value-type="float">
            <text:p>0.511</text:p>
          </table:table-cell>
          <table:table-cell office:value-type="float" office:value="234.985323556421" calcext:value-type="float">
            <text:p>234.985</text:p>
          </table:table-cell>
          <table:table-cell office:value-type="float" office:value="0.268794907032392" calcext:value-type="float">
            <text:p>0.269</text:p>
          </table:table-cell>
          <table:table-cell office:value-type="float" office:value="221.233870967742" calcext:value-type="float">
            <text:p>221.234</text:p>
          </table:table-cell>
          <table:table-cell office:value-type="float" office:value="0.277048702127769" calcext:value-type="float">
            <text:p>0.277</text:p>
          </table:table-cell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33.6757259826065" calcext:value-type="float">
            <text:p>33.676</text:p>
          </table:table-cell>
          <table:table-cell office:value-type="float" office:value="14.1776638826787" calcext:value-type="float">
            <text:p>14.178</text:p>
          </table:table-cell>
          <table:table-cell office:value-type="float" office:value="39.1791520186745" calcext:value-type="float">
            <text:p>39.179</text:p>
          </table:table-cell>
          <table:table-cell office:value-type="float" office:value="4.2703445391756" calcext:value-type="float">
            <text:p>4.270</text:p>
          </table:table-cell>
          <table:table-cell office:value-type="float" office:value="42.7091586483638" calcext:value-type="float">
            <text:p>42.709</text:p>
          </table:table-cell>
          <table:table-cell office:value-type="float" office:value="1.85960740308559" calcext:value-type="float">
            <text:p>1.860</text:p>
          </table:table-cell>
          <table:table-cell office:value-type="float" office:value="39.1791520186745" calcext:value-type="float">
            <text:p>39.179</text:p>
          </table:table-cell>
          <table:table-cell office:value-type="float" office:value="1.85960740308559" calcext:value-type="float">
            <text:p>1.860</text:p>
          </table:table-cell>
          <table:table-cell office:value-type="float" office:value="234.759151763459" calcext:value-type="float">
            <text:p>234.759</text:p>
          </table:table-cell>
          <table:table-cell office:value-type="float" office:value="0.434752590533071" calcext:value-type="float">
            <text:p>0.435</text:p>
          </table:table-cell>
          <table:table-cell office:value-type="float" office:value="222" calcext:value-type="float">
            <text:p>222.000</text:p>
          </table:table-cell>
          <table:table-cell office:value-type="float" office:value="0.0863575539176853" calcext:value-type="float">
            <text:p>0.086</text:p>
          </table:table-cell>
        </table:table-row>
        <table:table-row table:style-name="ro1">
          <table:table-cell/>
          <table:table-cell office:value-type="string" calcext:value-type="string">
            <text:p>lake</text:p>
          </table:table-cell>
          <table:table-cell office:value-type="float" office:value="52.950633077248" calcext:value-type="float">
            <text:p>52.951</text:p>
          </table:table-cell>
          <table:table-cell office:value-type="float" office:value="24.7570482688504" calcext:value-type="float">
            <text:p>24.757</text:p>
          </table:table-cell>
          <table:table-cell office:value-type="float" office:value="61.3945878536862" calcext:value-type="float">
            <text:p>61.395</text:p>
          </table:table-cell>
          <table:table-cell office:value-type="float" office:value="13.8650043551717" calcext:value-type="float">
            <text:p>13.865</text:p>
          </table:table-cell>
          <table:table-cell office:value-type="float" office:value="55.3575027413294" calcext:value-type="float">
            <text:p>55.358</text:p>
          </table:table-cell>
          <table:table-cell office:value-type="float" office:value="0.396539009756882" calcext:value-type="float">
            <text:p>0.397</text:p>
          </table:table-cell>
          <table:table-cell office:value-type="float" office:value="61.3945878536862" calcext:value-type="float">
            <text:p>61.395</text:p>
          </table:table-cell>
          <table:table-cell office:value-type="float" office:value="0.396539009756882" calcext:value-type="float">
            <text:p>0.397</text:p>
          </table:table-cell>
          <table:table-cell office:value-type="float" office:value="234.185625078069" calcext:value-type="float">
            <text:p>234.186</text:p>
          </table:table-cell>
          <table:table-cell office:value-type="float" office:value="0.270383346899923" calcext:value-type="float">
            <text:p>0.270</text:p>
          </table:table-cell>
          <table:table-cell office:value-type="float" office:value="222.584285714286" calcext:value-type="float">
            <text:p>222.584</text:p>
          </table:table-cell>
          <table:table-cell office:value-type="float" office:value="0.196857972214713" calcext:value-type="float">
            <text:p>0.197</text:p>
          </table:table-cell>
        </table:table-row>
        <table:table-row table:style-name="ro1">
          <table:table-cell/>
          <table:table-cell office:value-type="string" calcext:value-type="string">
            <text:p>asphalt with reflector</text:p>
          </table:table-cell>
          <table:table-cell office:value-type="float" office:value="31.4454671151624" calcext:value-type="float">
            <text:p>31.445</text:p>
          </table:table-cell>
          <table:table-cell office:value-type="float" office:value="23.5819194703546" calcext:value-type="float">
            <text:p>23.582</text:p>
          </table:table-cell>
          <table:table-cell office:value-type="float" office:value="49.0784393292721" calcext:value-type="float">
            <text:p>49.078</text:p>
          </table:table-cell>
          <table:table-cell office:value-type="float" office:value="1.59493833362426" calcext:value-type="float">
            <text:p>1.595</text:p>
          </table:table-cell>
          <table:table-cell office:value-type="float" office:value="40.9913560316651" calcext:value-type="float">
            <text:p>40.991</text:p>
          </table:table-cell>
          <table:table-cell office:value-type="float" office:value="13.4846127898751" calcext:value-type="float">
            <text:p>13.485</text:p>
          </table:table-cell>
          <table:table-cell office:value-type="float" office:value="49.0784393292721" calcext:value-type="float">
            <text:p>49.078</text:p>
          </table:table-cell>
          <table:table-cell office:value-type="float" office:value="13.4846127898751" calcext:value-type="float">
            <text:p>13.485</text:p>
          </table:table-cell>
          <table:table-cell office:value-type="float" office:value="234.171970959261" calcext:value-type="float">
            <text:p>234.172</text:p>
          </table:table-cell>
          <table:table-cell office:value-type="float" office:value="0.32508999264203" calcext:value-type="float">
            <text:p>0.325</text:p>
          </table:table-cell>
          <table:table-cell office:value-type="float" office:value="222.040909090909" calcext:value-type="float">
            <text:p>222.041</text:p>
          </table:table-cell>
          <table:table-cell office:value-type="float" office:value="0.177505674452428" calcext:value-type="float">
            <text:p>0.178</text:p>
          </table:table-cell>
        </table:table-row>
        <table:table-row table:style-name="ro1">
          <table:table-cell/>
          <table:table-cell office:value-type="string" calcext:value-type="string">
            <text:p>asphalt</text:p>
          </table:table-cell>
          <table:table-cell office:value-type="float" office:value="32.1524007264379" calcext:value-type="float">
            <text:p>32.152</text:p>
          </table:table-cell>
          <table:table-cell office:value-type="float" office:value="23.8596632538311" calcext:value-type="float">
            <text:p>23.860</text:p>
          </table:table-cell>
          <table:table-cell office:value-type="float" office:value="49.8557468754077" calcext:value-type="float">
            <text:p>49.856</text:p>
          </table:table-cell>
          <table:table-cell office:value-type="float" office:value="0.348778871411592" calcext:value-type="float">
            <text:p>0.349</text:p>
          </table:table-cell>
          <table:table-cell office:value-type="float" office:value="49.2783429404723" calcext:value-type="float">
            <text:p>49.278</text:p>
          </table:table-cell>
          <table:table-cell office:value-type="float" office:value="2.07464335266482" calcext:value-type="float">
            <text:p>2.075</text:p>
          </table:table-cell>
          <table:table-cell office:value-type="float" office:value="49.8557468754077" calcext:value-type="float">
            <text:p>49.856</text:p>
          </table:table-cell>
          <table:table-cell office:value-type="float" office:value="2.07464335266482" calcext:value-type="float">
            <text:p>2.075</text:p>
          </table:table-cell>
          <table:table-cell office:value-type="float" office:value="234.297738624149" calcext:value-type="float">
            <text:p>234.298</text:p>
          </table:table-cell>
          <table:table-cell office:value-type="float" office:value="0.52940443704149" calcext:value-type="float">
            <text:p>0.529</text:p>
          </table:table-cell>
          <table:table-cell office:value-type="float" office:value="222.432894736842" calcext:value-type="float">
            <text:p>222.433</text:p>
          </table:table-cell>
          <table:table-cell office:value-type="float" office:value="0.108079110760714" calcext:value-type="float">
            <text:p>0.108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12.3740349908954" calcext:value-type="float">
            <text:p>12.374</text:p>
          </table:table-cell>
          <table:table-cell office:value-type="float" office:value="21.3122281730953" calcext:value-type="float">
            <text:p>21.312</text:p>
          </table:table-cell>
          <table:table-cell office:value-type="float" office:value="49.0742978616194" calcext:value-type="float">
            <text:p>49.074</text:p>
          </table:table-cell>
          <table:table-cell office:value-type="float" office:value="0.565843445990201" calcext:value-type="float">
            <text:p>0.566</text:p>
          </table:table-cell>
          <table:table-cell office:value-type="float" office:value="48.5396209112301" calcext:value-type="float">
            <text:p>48.540</text:p>
          </table:table-cell>
          <table:table-cell office:value-type="float" office:value="0.305855456948391" calcext:value-type="float">
            <text:p>0.306</text:p>
          </table:table-cell>
          <table:table-cell office:value-type="float" office:value="49.0742978616194" calcext:value-type="float">
            <text:p>49.074</text:p>
          </table:table-cell>
          <table:table-cell office:value-type="float" office:value="0.305855456948391" calcext:value-type="float">
            <text:p>0.306</text:p>
          </table:table-cell>
          <table:table-cell office:value-type="float" office:value="232.926898119038" calcext:value-type="float">
            <text:p>232.927</text:p>
          </table:table-cell>
          <table:table-cell office:value-type="float" office:value="0.652770118809029" calcext:value-type="float">
            <text:p>0.653</text:p>
          </table:table-cell>
          <table:table-cell office:value-type="float" office:value="222.285507246377" calcext:value-type="float">
            <text:p>222.286</text:p>
          </table:table-cell>
          <table:table-cell office:value-type="float" office:value="0.134353376055953" calcext:value-type="float">
            <text:p>0.13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80m_1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radar_mean</text:p>
          </table:table-cell>
          <table:table-cell office:value-type="string" calcext:value-type="string">
            <text:p>radar_std</text:p>
          </table:table-cell>
          <table:table-cell office:value-type="string" calcext:value-type="string">
            <text:p>radar_nz_mean</text:p>
          </table:table-cell>
          <table:table-cell office:value-type="string" calcext:value-type="string">
            <text:p>radar_nz_std</text:p>
          </table:table-cell>
          <table:table-cell office:value-type="string" calcext:value-type="string">
            <text:p>lidar_mean</text:p>
          </table:table-cell>
          <table:table-cell office:value-type="string" calcext:value-type="string">
            <text:p>lidar_std</text:p>
          </table:table-cell>
          <table:table-cell office:value-type="string" calcext:value-type="string">
            <text:p>lidar_nz_mean</text:p>
          </table:table-cell>
          <table:table-cell office:value-type="string" calcext:value-type="string">
            <text:p>lidar_nz_std</text:p>
          </table:table-cell>
          <table:table-cell office:value-type="string" calcext:value-type="string">
            <text:p>baro_mean</text:p>
          </table:table-cell>
          <table:table-cell office:value-type="string" calcext:value-type="string">
            <text:p>baro_std</text:p>
          </table:table-cell>
          <table:table-cell office:value-type="string" calcext:value-type="string">
            <text:p>gnss_mean</text:p>
          </table:table-cell>
          <table:table-cell office:value-type="string" calcext:value-type="string">
            <text:p>gnss_std</text:p>
          </table:table-cell>
        </table:table-row>
        <table:table-row table:style-name="ro1">
          <table:table-cell/>
          <table:table-cell office:value-type="string" calcext:value-type="string">
            <text:p>grass with reflector</text:p>
          </table:table-cell>
          <table:table-cell office:value-type="float" office:value="15.9827854977948" calcext:value-type="float">
            <text:p>15.983</text:p>
          </table:table-cell>
          <table:table-cell office:value-type="float" office:value="32.2039099304599" calcext:value-type="float">
            <text:p>32.204</text:p>
          </table:table-cell>
          <table:table-cell office:value-type="float" office:value="80.8681236380961" calcext:value-type="float">
            <text:p>80.868</text:p>
          </table:table-cell>
          <table:table-cell office:value-type="float" office:value="0.468461587147812" calcext:value-type="float">
            <text:p>0.468</text:p>
          </table:table-cell>
          <table:table-cell office:value-type="float" office:value="61.9337898986999" calcext:value-type="float">
            <text:p>61.934</text:p>
          </table:table-cell>
          <table:table-cell office:value-type="float" office:value="22.0776722179867" calcext:value-type="float">
            <text:p>22.078</text:p>
          </table:table-cell>
          <table:table-cell office:value-type="float" office:value="80.8681236380961" calcext:value-type="float">
            <text:p>80.868</text:p>
          </table:table-cell>
          <table:table-cell office:value-type="float" office:value="22.0776722179867" calcext:value-type="float">
            <text:p>22.078</text:p>
          </table:table-cell>
          <table:table-cell office:value-type="float" office:value="272.034557954594" calcext:value-type="float">
            <text:p>272.035</text:p>
          </table:table-cell>
          <table:table-cell office:value-type="float" office:value="0.25260564514802" calcext:value-type="float">
            <text:p>0.253</text:p>
          </table:table-cell>
          <table:table-cell office:value-type="float" office:value="255.635820895522" calcext:value-type="float">
            <text:p>255.636</text:p>
          </table:table-cell>
          <table:table-cell office:value-type="float" office:value="0.330400703143926" calcext:value-type="float">
            <text:p>0.330</text:p>
          </table:table-cell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40.1785809824022" calcext:value-type="float">
            <text:p>40.179</text:p>
          </table:table-cell>
          <table:table-cell office:value-type="float" office:value="34.0058463366148" calcext:value-type="float">
            <text:p>34.006</text:p>
          </table:table-cell>
          <table:table-cell office:value-type="float" office:value="68.5126091896454" calcext:value-type="float">
            <text:p>68.513</text:p>
          </table:table-cell>
          <table:table-cell office:value-type="float" office:value="5.53657244880267" calcext:value-type="float">
            <text:p>5.537</text:p>
          </table:table-cell>
          <table:table-cell office:value-type="float" office:value="37.2257660965766" calcext:value-type="float">
            <text:p>37.226</text:p>
          </table:table-cell>
          <table:table-cell office:value-type="float" office:value="29.3090551597285" calcext:value-type="float">
            <text:p>29.309</text:p>
          </table:table-cell>
          <table:table-cell office:value-type="float" office:value="68.5126091896454" calcext:value-type="float">
            <text:p>68.513</text:p>
          </table:table-cell>
          <table:table-cell office:value-type="float" office:value="29.3090551597285" calcext:value-type="float">
            <text:p>29.309</text:p>
          </table:table-cell>
          <table:table-cell office:value-type="float" office:value="271.874872361119" calcext:value-type="float">
            <text:p>271.875</text:p>
          </table:table-cell>
          <table:table-cell office:value-type="float" office:value="0.290671910720684" calcext:value-type="float">
            <text:p>0.291</text:p>
          </table:table-cell>
          <table:table-cell office:value-type="float" office:value="255.944827586207" calcext:value-type="float">
            <text:p>255.945</text:p>
          </table:table-cell>
          <table:table-cell office:value-type="float" office:value="0.0723316447014062" calcext:value-type="float">
            <text:p>0.072</text:p>
          </table:table-cell>
        </table:table-row>
        <table:table-row table:style-name="ro1">
          <table:table-cell/>
          <table:table-cell office:value-type="string" calcext:value-type="string">
            <text:p>lake</text:p>
          </table:table-cell>
          <table:table-cell office:value-type="float" office:value="56.7184300747131" calcext:value-type="float">
            <text:p>56.718</text:p>
          </table:table-cell>
          <table:table-cell office:value-type="float" office:value="39.9550964121751" calcext:value-type="float">
            <text:p>39.955</text:p>
          </table:table-cell>
          <table:table-cell office:value-type="float" office:value="84.7491599958069" calcext:value-type="float">
            <text:p>84.749</text:p>
          </table:table-cell>
          <table:table-cell office:value-type="float" office:value="3.12860398331205" calcext:value-type="float">
            <text:p>3.129</text:p>
          </table:table-cell>
          <table:table-cell office:value-type="float" office:value="41.8395687555181" calcext:value-type="float">
            <text:p>41.840</text:p>
          </table:table-cell>
          <table:table-cell office:value-type="float" office:value="23.2657293044944" calcext:value-type="float">
            <text:p>23.266</text:p>
          </table:table-cell>
          <table:table-cell office:value-type="float" office:value="84.7491599958069" calcext:value-type="float">
            <text:p>84.749</text:p>
          </table:table-cell>
          <table:table-cell office:value-type="float" office:value="23.2657293044944" calcext:value-type="float">
            <text:p>23.266</text:p>
          </table:table-cell>
          <table:table-cell office:value-type="float" office:value="271.895477415087" calcext:value-type="float">
            <text:p>271.895</text:p>
          </table:table-cell>
          <table:table-cell office:value-type="float" office:value="0.277151956585021" calcext:value-type="float">
            <text:p>0.277</text:p>
          </table:table-cell>
          <table:table-cell office:value-type="float" office:value="256.054545454545" calcext:value-type="float">
            <text:p>256.055</text:p>
          </table:table-cell>
          <table:table-cell office:value-type="float" office:value="0.291233585255268" calcext:value-type="float">
            <text:p>0.291</text:p>
          </table:table-cell>
        </table:table-row>
        <table:table-row table:style-name="ro1">
          <table:table-cell/>
          <table:table-cell office:value-type="string" calcext:value-type="string">
            <text:p>asphalt with reflector</text:p>
          </table:table-cell>
          <table:table-cell office:value-type="float" office:value="52.0712317749484" calcext:value-type="float">
            <text:p>52.071</text:p>
          </table:table-cell>
          <table:table-cell office:value-type="float" office:value="37.9485841531766" calcext:value-type="float">
            <text:p>37.949</text:p>
          </table:table-cell>
          <table:table-cell office:value-type="float" office:value="79.709039409344" calcext:value-type="float">
            <text:p>79.709</text:p>
          </table:table-cell>
          <table:table-cell office:value-type="float" office:value="1.21246753353976" calcext:value-type="float">
            <text:p>1.212</text:p>
          </table:table-cell>
          <table:table-cell office:value-type="float" office:value="16.4636057510012" calcext:value-type="float">
            <text:p>16.464</text:p>
          </table:table-cell>
          <table:table-cell office:value-type="float" office:value="22.8771498238963" calcext:value-type="float">
            <text:p>22.877</text:p>
          </table:table-cell>
          <table:table-cell office:value-type="float" office:value="79.709039409344" calcext:value-type="float">
            <text:p>79.709</text:p>
          </table:table-cell>
          <table:table-cell office:value-type="float" office:value="22.8771498238963" calcext:value-type="float">
            <text:p>22.877</text:p>
          </table:table-cell>
          <table:table-cell office:value-type="float" office:value="271.796893785023" calcext:value-type="float">
            <text:p>271.797</text:p>
          </table:table-cell>
          <table:table-cell office:value-type="float" office:value="0.277716493586113" calcext:value-type="float">
            <text:p>0.278</text:p>
          </table:table-cell>
          <table:table-cell office:value-type="float" office:value="255.124050632911" calcext:value-type="float">
            <text:p>255.124</text:p>
          </table:table-cell>
          <table:table-cell office:value-type="float" office:value="0.108166760463736" calcext:value-type="float">
            <text:p>0.108</text:p>
          </table:table-cell>
        </table:table-row>
        <table:table-row table:style-name="ro1">
          <table:table-cell/>
          <table:table-cell office:value-type="string" calcext:value-type="string">
            <text:p>asphalt</text:p>
          </table:table-cell>
          <table:table-cell office:value-type="float" office:value="47.8900390998604" calcext:value-type="float">
            <text:p>47.890</text:p>
          </table:table-cell>
          <table:table-cell office:value-type="float" office:value="39.2705516681531" calcext:value-type="float">
            <text:p>39.271</text:p>
          </table:table-cell>
          <table:table-cell office:value-type="float" office:value="80.09196194287" calcext:value-type="float">
            <text:p>80.092</text:p>
          </table:table-cell>
          <table:table-cell office:value-type="float" office:value="0.20400198742407" calcext:value-type="float">
            <text:p>0.204</text:p>
          </table:table-cell>
          <table:table-cell office:value-type="float" office:value="38.7439706262519" calcext:value-type="float">
            <text:p>38.744</text:p>
          </table:table-cell>
          <table:table-cell office:value-type="float" office:value="31.5292574094807" calcext:value-type="float">
            <text:p>31.529</text:p>
          </table:table-cell>
          <table:table-cell office:value-type="float" office:value="80.09196194287" calcext:value-type="float">
            <text:p>80.092</text:p>
          </table:table-cell>
          <table:table-cell office:value-type="float" office:value="31.5292574094807" calcext:value-type="float">
            <text:p>31.529</text:p>
          </table:table-cell>
          <table:table-cell office:value-type="float" office:value="271.535136636346" calcext:value-type="float">
            <text:p>271.535</text:p>
          </table:table-cell>
          <table:table-cell office:value-type="float" office:value="0.277713251416491" calcext:value-type="float">
            <text:p>0.278</text:p>
          </table:table-cell>
          <table:table-cell office:value-type="float" office:value="251.674025974026" calcext:value-type="float">
            <text:p>251.674</text:p>
          </table:table-cell>
          <table:table-cell office:value-type="float" office:value="0.112125390618959" calcext:value-type="float">
            <text:p>0.112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7.99216641661941" calcext:value-type="float">
            <text:p>7.992</text:p>
          </table:table-cell>
          <table:table-cell office:value-type="float" office:value="24.0488641640772" calcext:value-type="float">
            <text:p>24.049</text:p>
          </table:table-cell>
          <table:table-cell office:value-type="float" office:value="80.3536731616871" calcext:value-type="float">
            <text:p>80.354</text:p>
          </table:table-cell>
          <table:table-cell office:value-type="float" office:value="0.477347083688824" calcext:value-type="float">
            <text:p>0.477</text:p>
          </table:table-cell>
          <table:table-cell office:value-type="float" office:value="67.4951407785326" calcext:value-type="float">
            <text:p>67.495</text:p>
          </table:table-cell>
          <table:table-cell office:value-type="float" office:value="14.044034538843" calcext:value-type="float">
            <text:p>14.044</text:p>
          </table:table-cell>
          <table:table-cell office:value-type="float" office:value="80.3536731616871" calcext:value-type="float">
            <text:p>80.354</text:p>
          </table:table-cell>
          <table:table-cell office:value-type="float" office:value="14.044034538843" calcext:value-type="float">
            <text:p>14.044</text:p>
          </table:table-cell>
          <table:table-cell office:value-type="float" office:value="271.381503642383" calcext:value-type="float">
            <text:p>271.382</text:p>
          </table:table-cell>
          <table:table-cell office:value-type="float" office:value="0.267699486478559" calcext:value-type="float">
            <text:p>0.268</text:p>
          </table:table-cell>
          <table:table-cell office:value-type="float" office:value="257.256756756757" calcext:value-type="float">
            <text:p>257.257</text:p>
          </table:table-cell>
          <table:table-cell office:value-type="float" office:value="0.38241094390971" calcext:value-type="float">
            <text:p>0.38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80m_2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radar_mean</text:p>
          </table:table-cell>
          <table:table-cell office:value-type="string" calcext:value-type="string">
            <text:p>radar_std</text:p>
          </table:table-cell>
          <table:table-cell office:value-type="string" calcext:value-type="string">
            <text:p>radar_nz_mean</text:p>
          </table:table-cell>
          <table:table-cell office:value-type="string" calcext:value-type="string">
            <text:p>radar_nz_std</text:p>
          </table:table-cell>
          <table:table-cell office:value-type="string" calcext:value-type="string">
            <text:p>lidar_mean</text:p>
          </table:table-cell>
          <table:table-cell office:value-type="string" calcext:value-type="string">
            <text:p>lidar_std</text:p>
          </table:table-cell>
          <table:table-cell office:value-type="string" calcext:value-type="string">
            <text:p>lidar_nz_mean</text:p>
          </table:table-cell>
          <table:table-cell office:value-type="string" calcext:value-type="string">
            <text:p>lidar_nz_std</text:p>
          </table:table-cell>
          <table:table-cell office:value-type="string" calcext:value-type="string">
            <text:p>baro_mean</text:p>
          </table:table-cell>
          <table:table-cell office:value-type="string" calcext:value-type="string">
            <text:p>baro_std</text:p>
          </table:table-cell>
          <table:table-cell office:value-type="string" calcext:value-type="string">
            <text:p>gnss_mean</text:p>
          </table:table-cell>
          <table:table-cell office:value-type="string" calcext:value-type="string">
            <text:p>gnss_std</text:p>
          </table:table-cell>
        </table:table-row>
        <table:table-row table:style-name="ro1">
          <table:table-cell/>
          <table:table-cell office:value-type="string" calcext:value-type="string">
            <text:p>grass with reflector</text:p>
          </table:table-cell>
          <table:table-cell office:value-type="float" office:value="11.3073325779127" calcext:value-type="float">
            <text:p>11.307</text:p>
          </table:table-cell>
          <table:table-cell office:value-type="float" office:value="28.0543086256218" calcext:value-type="float">
            <text:p>28.054</text:p>
          </table:table-cell>
          <table:table-cell office:value-type="float" office:value="80.9102464463976" calcext:value-type="float">
            <text:p>80.910</text:p>
          </table:table-cell>
          <table:table-cell office:value-type="float" office:value="0.387060166282957" calcext:value-type="float">
            <text:p>0.387</text:p>
          </table:table-cell>
          <table:table-cell office:value-type="float" office:value="63.6843401625332" calcext:value-type="float">
            <text:p>63.684</text:p>
          </table:table-cell>
          <table:table-cell office:value-type="float" office:value="18.0332397018801" calcext:value-type="float">
            <text:p>18.033</text:p>
          </table:table-cell>
          <table:table-cell office:value-type="float" office:value="80.9102464463976" calcext:value-type="float">
            <text:p>80.910</text:p>
          </table:table-cell>
          <table:table-cell office:value-type="float" office:value="18.0332397018801" calcext:value-type="float">
            <text:p>18.033</text:p>
          </table:table-cell>
          <table:table-cell office:value-type="float" office:value="271.710101575925" calcext:value-type="float">
            <text:p>271.710</text:p>
          </table:table-cell>
          <table:table-cell office:value-type="float" office:value="0.273764980046816" calcext:value-type="float">
            <text:p>0.274</text:p>
          </table:table-cell>
          <table:table-cell office:value-type="float" office:value="254.9625" calcext:value-type="float">
            <text:p>254.963</text:p>
          </table:table-cell>
          <table:table-cell office:value-type="float" office:value="0.0992156741649316" calcext:value-type="float">
            <text:p>0.099</text:p>
          </table:table-cell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40.4952412848865" calcext:value-type="float">
            <text:p>40.495</text:p>
          </table:table-cell>
          <table:table-cell office:value-type="float" office:value="33.884714689938" calcext:value-type="float">
            <text:p>33.885</text:p>
          </table:table-cell>
          <table:table-cell office:value-type="float" office:value="68.5304083282694" calcext:value-type="float">
            <text:p>68.530</text:p>
          </table:table-cell>
          <table:table-cell office:value-type="float" office:value="4.66926765927479" calcext:value-type="float">
            <text:p>4.669</text:p>
          </table:table-cell>
          <table:table-cell office:value-type="float" office:value="38.4266104558999" calcext:value-type="float">
            <text:p>38.427</text:p>
          </table:table-cell>
          <table:table-cell office:value-type="float" office:value="30.0449224918088" calcext:value-type="float">
            <text:p>30.045</text:p>
          </table:table-cell>
          <table:table-cell office:value-type="float" office:value="68.5304083282694" calcext:value-type="float">
            <text:p>68.530</text:p>
          </table:table-cell>
          <table:table-cell office:value-type="float" office:value="30.0449224918088" calcext:value-type="float">
            <text:p>30.045</text:p>
          </table:table-cell>
          <table:table-cell office:value-type="float" office:value="271.423131780566" calcext:value-type="float">
            <text:p>271.423</text:p>
          </table:table-cell>
          <table:table-cell office:value-type="float" office:value="0.238698299448625" calcext:value-type="float">
            <text:p>0.239</text:p>
          </table:table-cell>
          <table:table-cell office:value-type="float" office:value="255.468852459017" calcext:value-type="float">
            <text:p>255.469</text:p>
          </table:table-cell>
          <table:table-cell office:value-type="float" office:value="0.136154424871133" calcext:value-type="float">
            <text:p>0.136</text:p>
          </table:table-cell>
        </table:table-row>
        <table:table-row table:style-name="ro1">
          <table:table-cell/>
          <table:table-cell office:value-type="string" calcext:value-type="string">
            <text:p>lake</text:p>
          </table:table-cell>
          <table:table-cell office:value-type="float" office:value="29.0235394364909" calcext:value-type="float">
            <text:p>29.024</text:p>
          </table:table-cell>
          <table:table-cell office:value-type="float" office:value="40.2762262079287" calcext:value-type="float">
            <text:p>40.276</text:p>
          </table:table-cell>
          <table:table-cell office:value-type="float" office:value="84.8380383528196" calcext:value-type="float">
            <text:p>84.838</text:p>
          </table:table-cell>
          <table:table-cell office:value-type="float" office:value="2.55889565716626" calcext:value-type="float">
            <text:p>2.559</text:p>
          </table:table-cell>
          <table:table-cell office:value-type="float" office:value="68.8627516296679" calcext:value-type="float">
            <text:p>68.863</text:p>
          </table:table-cell>
          <table:table-cell office:value-type="float" office:value="10.3240278759424" calcext:value-type="float">
            <text:p>10.324</text:p>
          </table:table-cell>
          <table:table-cell office:value-type="float" office:value="84.8380383528196" calcext:value-type="float">
            <text:p>84.838</text:p>
          </table:table-cell>
          <table:table-cell office:value-type="float" office:value="10.3240278759424" calcext:value-type="float">
            <text:p>10.324</text:p>
          </table:table-cell>
          <table:table-cell office:value-type="float" office:value="270.537438355934" calcext:value-type="float">
            <text:p>270.537</text:p>
          </table:table-cell>
          <table:table-cell office:value-type="float" office:value="0.326084451093372" calcext:value-type="float">
            <text:p>0.326</text:p>
          </table:table-cell>
          <table:table-cell office:value-type="float" office:value="254.295" calcext:value-type="float">
            <text:p>254.295</text:p>
          </table:table-cell>
          <table:table-cell office:value-type="float" office:value="0.113173907475759" calcext:value-type="float">
            <text:p>0.113</text:p>
          </table:table-cell>
        </table:table-row>
        <table:table-row table:style-name="ro1">
          <table:table-cell/>
          <table:table-cell office:value-type="string" calcext:value-type="string">
            <text:p>asphalt with reflector</text:p>
          </table:table-cell>
          <table:table-cell office:value-type="float" office:value="20.034494777359" calcext:value-type="float">
            <text:p>20.034</text:p>
          </table:table-cell>
          <table:table-cell office:value-type="float" office:value="34.2773327576645" calcext:value-type="float">
            <text:p>34.277</text:p>
          </table:table-cell>
          <table:table-cell office:value-type="float" office:value="78.6460486472921" calcext:value-type="float">
            <text:p>78.646</text:p>
          </table:table-cell>
          <table:table-cell office:value-type="float" office:value="1.63702385758691" calcext:value-type="float">
            <text:p>1.637</text:p>
          </table:table-cell>
          <table:table-cell office:value-type="float" office:value="40.5324905266691" calcext:value-type="float">
            <text:p>40.532</text:p>
          </table:table-cell>
          <table:table-cell office:value-type="float" office:value="27.0076364457504" calcext:value-type="float">
            <text:p>27.008</text:p>
          </table:table-cell>
          <table:table-cell office:value-type="float" office:value="78.6460486472921" calcext:value-type="float">
            <text:p>78.646</text:p>
          </table:table-cell>
          <table:table-cell office:value-type="float" office:value="27.0076364457504" calcext:value-type="float">
            <text:p>27.008</text:p>
          </table:table-cell>
          <table:table-cell office:value-type="float" office:value="270.528835497722" calcext:value-type="float">
            <text:p>270.529</text:p>
          </table:table-cell>
          <table:table-cell office:value-type="float" office:value="0.421971491572777" calcext:value-type="float">
            <text:p>0.422</text:p>
          </table:table-cell>
          <table:table-cell office:value-type="float" office:value="254.046575342466" calcext:value-type="float">
            <text:p>254.047</text:p>
          </table:table-cell>
          <table:table-cell office:value-type="float" office:value="0.277010554064706" calcext:value-type="float">
            <text:p>0.277</text:p>
          </table:table-cell>
        </table:table-row>
        <table:table-row table:style-name="ro1">
          <table:table-cell/>
          <table:table-cell office:value-type="string" calcext:value-type="string">
            <text:p>asphalt</text:p>
          </table:table-cell>
          <table:table-cell office:value-type="float" office:value="18.5033450885578" calcext:value-type="float">
            <text:p>18.503</text:p>
          </table:table-cell>
          <table:table-cell office:value-type="float" office:value="33.4598962322647" calcext:value-type="float">
            <text:p>33.460</text:p>
          </table:table-cell>
          <table:table-cell office:value-type="float" office:value="78.995050185766" calcext:value-type="float">
            <text:p>78.995</text:p>
          </table:table-cell>
          <table:table-cell office:value-type="float" office:value="1.06517464468432" calcext:value-type="float">
            <text:p>1.065</text:p>
          </table:table-cell>
          <table:table-cell office:value-type="float" office:value="38.8347272510203" calcext:value-type="float">
            <text:p>38.835</text:p>
          </table:table-cell>
          <table:table-cell office:value-type="float" office:value="31.713389774936" calcext:value-type="float">
            <text:p>31.713</text:p>
          </table:table-cell>
          <table:table-cell office:value-type="float" office:value="78.995050185766" calcext:value-type="float">
            <text:p>78.995</text:p>
          </table:table-cell>
          <table:table-cell office:value-type="float" office:value="31.713389774936" calcext:value-type="float">
            <text:p>31.713</text:p>
          </table:table-cell>
          <table:table-cell office:value-type="float" office:value="269.958860116805" calcext:value-type="float">
            <text:p>269.959</text:p>
          </table:table-cell>
          <table:table-cell office:value-type="float" office:value="0.398820107621198" calcext:value-type="float">
            <text:p>0.399</text:p>
          </table:table-cell>
          <table:table-cell office:value-type="float" office:value="253.472727272727" calcext:value-type="float">
            <text:p>253.473</text:p>
          </table:table-cell>
          <table:table-cell office:value-type="float" office:value="0.163804627293812" calcext:value-type="float">
            <text:p>0.164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3.97333315483429" calcext:value-type="float">
            <text:p>3.973</text:p>
          </table:table-cell>
          <table:table-cell office:value-type="float" office:value="17.2637678328477" calcext:value-type="float">
            <text:p>17.264</text:p>
          </table:table-cell>
          <table:table-cell office:value-type="float" office:value="78.9699964523315" calcext:value-type="float">
            <text:p>78.970</text:p>
          </table:table-cell>
          <table:table-cell office:value-type="float" office:value="1.0063057268849" calcext:value-type="float">
            <text:p>1.006</text:p>
          </table:table-cell>
          <table:table-cell office:value-type="float" office:value="68.6742197605187" calcext:value-type="float">
            <text:p>68.674</text:p>
          </table:table-cell>
          <table:table-cell office:value-type="float" office:value="8.70043581276206" calcext:value-type="float">
            <text:p>8.700</text:p>
          </table:table-cell>
          <table:table-cell office:value-type="float" office:value="78.9699964523315" calcext:value-type="float">
            <text:p>78.970</text:p>
          </table:table-cell>
          <table:table-cell office:value-type="float" office:value="8.70043581276206" calcext:value-type="float">
            <text:p>8.700</text:p>
          </table:table-cell>
          <table:table-cell office:value-type="float" office:value="269.370540994357" calcext:value-type="float">
            <text:p>269.371</text:p>
          </table:table-cell>
          <table:table-cell office:value-type="float" office:value="0.409127705426015" calcext:value-type="float">
            <text:p>0.409</text:p>
          </table:table-cell>
          <table:table-cell office:value-type="float" office:value="251.847619047619" calcext:value-type="float">
            <text:p>251.848</text:p>
          </table:table-cell>
          <table:table-cell office:value-type="float" office:value="0.128306605574358" calcext:value-type="float">
            <text:p>0.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4T23:13:08.799612456</dc:date>
    <meta:editing-duration>PT14M14S</meta:editing-duration>
    <meta:editing-cycles>3</meta:editing-cycles>
    <meta:generator>LibreOffice/24.2.7.2$Linux_X86_64 LibreOffice_project/420$Build-2</meta:generator>
    <meta:document-statistic meta:table-count="1" meta:cell-count="474" meta:object-count="0"/>
  </office:meta>
</office:document-meta>
</file>